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FFT timing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Paramte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Audio Sample Rate</text:p>
          </table:table-cell>
          <table:table-cell table:formula="of:=44.1/4" office:value-type="float" office:value="11.025" calcext:value-type="float">
            <text:p>11.03</text:p>
          </table:table-cell>
          <table:table-cell table:style-name="Default" office:value-type="string" calcext:value-type="string">
            <text:p>Khz</text:p>
          </table:table-cell>
        </table:table-row>
        <table:table-row table:style-name="ro1">
          <table:table-cell office:value-type="string" calcext:value-type="string">
            <text:p>FFT sample size</text:p>
          </table:table-cell>
          <table:table-cell office:value-type="float" office:value="1024" calcext:value-type="float">
            <text:p>1024</text:p>
          </table:table-cell>
          <table:table-cell table:style-name="Default" office:value-type="string" calcext:value-type="string">
            <text:p>points</text:p>
          </table:table-cell>
        </table:table-row>
        <table:table-row table:style-name="ro2">
          <table:table-cell office:value-type="string" calcext:value-type="string">
            <text:p>Sample period</text:p>
          </table:table-cell>
          <table:table-cell table:formula="of:=(1/([.B3]))*[.B4]" office:value-type="float" office:value="92.8798185941043" calcext:value-type="float">
            <text:p>92.88</text:p>
          </table:table-cell>
          <table:table-cell table:style-name="Default"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FFT cycle speed</text:p>
          </table:table-cell>
          <table:table-cell table:formula="of:=1/([.B5]/1000)" office:value-type="float" office:value="10.7666015625" calcext:value-type="float">
            <text:p>10.77</text:p>
          </table:table-cell>
          <table:table-cell table:style-name="Default" office:value-type="string" calcext:value-type="string">
            <text:p>Hz</text:p>
          </table:table-cell>
        </table:table-row>
        <table:table-row table:style-name="ro2"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>
            <text:p>LPD8806 Timing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ystem 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 office:value-type="string" calcext:value-type="string">
            <text:p>Bytes per L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ytes</text:p>
          </table:table-cell>
        </table:table-row>
        <table:table-row table:style-name="ro1">
          <table:table-cell office:value-type="string" calcext:value-type="string">
            <text:p>Bits per LED</text:p>
          </table:table-cell>
          <table:table-cell table:formula="of:=[.B10]*8" office:value-type="float" office:value="24" calcext:value-type="float">
            <text:p>24</text:p>
          </table:table-cell>
          <table:table-cell office:value-type="string" calcext:value-type="string">
            <text:p>Bits</text:p>
          </table:table-cell>
        </table:table-row>
        <table:table-row table:style-name="ro1">
          <table:table-cell office:value-type="string" calcext:value-type="string">
            <text:p>Time per LED</text:p>
          </table:table-cell>
          <table:table-cell table:formula="of:=((1/([.B9]))*[.B11])" office:value-type="float" office:value="12" calcext:value-type="float">
            <text:p>12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Stop by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ytes</text:p>
          </table:table-cell>
        </table:table-row>
        <table:table-row table:style-name="ro1">
          <table:table-cell office:value-type="string" calcext:value-type="string">
            <text:p>Time per STOP</text:p>
          </table:table-cell>
          <table:table-cell table:formula="of:=((1/([.B9]))*[.B13])" office:value-type="float" office:value="2" calcext:value-type="float">
            <text:p>2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Spokes per channel</text:p>
          </table:table-cell>
          <table:table-cell table:formula="of:=36/12" office:value-type="float" office:value="3" calcext:value-type="float">
            <text:p>3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LEDs per spoke</text:p>
          </table:table-cell>
          <table:table-cell table:formula="of:=4*32" office:value-type="float" office:value="128" calcext:value-type="float">
            <text:p>128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LEDs per channel</text:p>
          </table:table-cell>
          <table:table-cell table:formula="of:=[.B16]*[.B15]" office:value-type="float" office:value="384" calcext:value-type="float">
            <text:p>384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Total write time</text:p>
          </table:table-cell>
          <table:table-cell table:formula="of:=([.B17]*[.B12])+([.B14])" office:value-type="float" office:value="4610" calcext:value-type="float">
            <text:p>4610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Total write time</text:p>
          </table:table-cell>
          <table:table-cell table:formula="of:=[.B18]/1000" office:value-type="float" office:value="4.61" calcext:value-type="float">
            <text:p>4.6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Maximum refresh rate</text:p>
          </table:table-cell>
          <table:table-cell table:formula="of:=1/([.B19]/1000)" office:value-type="float" office:value="216.919739696312" calcext:value-type="float">
            <text:p>216.92</text:p>
          </table:table-cell>
          <table:table-cell office:value-type="string" calcext:value-type="string">
            <text:p>Hz</text:p>
          </table:table-cell>
        </table:table-row>
        <table:table-row table:style-name="ro2"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>
            <text:p>FFT &gt; Frame Buffer Interpolation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max LPD8806 frame rate : FFT</text:p>
          </table:table-cell>
          <table:table-cell table:formula="of:=[.B20]/[.B6]" office:value-type="float" office:value="20.1474660724738" calcext:value-type="float">
            <text:p>20.15</text:p>
          </table:table-cell>
          <table:table-cell table:style-name="Default" office:value-type="string" calcext:value-type="string">
            <text:p>Unity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3">00/00/0000</text:date>, <text:time style:data-style-name="N2" text:time-value="0000-00-00T00:00:03.3270912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6M39S</meta:editing-duration>
    <meta:editing-cycles>5</meta:editing-cycles>
    <meta:generator>LibreOffice/4.1.3.2$Linux_X86_64 LibreOffice_project/410m0$Build-2</meta:generator>
    <dc:date>2014-07-23T00:57:18.886654065</dc:date>
    <meta:document-statistic meta:table-count="3" meta:cell-count="57" meta:object-count="0"/>
    <meta:user-defined meta:name="Info 1"/>
    <meta:user-defined meta:name="Info 2"/>
    <meta:user-defined meta:name="Info 3"/>
    <meta:user-defined meta:name="Info 4"/>
  </office:meta>
</office:document-meta>
</file>